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u1</text:p>
          </table:table-cell>
          <table:table-cell office:value-type="string">
            <text:p>z gory</text:p>
          </table:table-cell>
        </table:table-row>
        <table:table-row table:style-name="ro1">
          <table:table-cell office:value-type="string">
            <text:p>au2</text:p>
          </table:table-cell>
          <table:table-cell office:value-type="string">
            <text:p>na rownym</text:p>
          </table:table-cell>
        </table:table-row>
        <table:table-row table:style-name="ro1">
          <table:table-cell office:value-type="string">
            <text:p>au3</text:p>
          </table:table-cell>
          <table:table-cell office:value-type="string">
            <text:p>wiatr jest slaby</text:p>
          </table:table-cell>
        </table:table-row>
        <table:table-row table:style-name="ro1">
          <table:table-cell office:value-type="string">
            <text:p>au4</text:p>
          </table:table-cell>
          <table:table-cell office:value-type="string">
            <text:p>wiatr jest w plecy</text:p>
          </table:table-cell>
        </table:table-row>
        <table:table-row table:style-name="ro1">
          <table:table-cell office:value-type="string">
            <text:p>au5</text:p>
          </table:table-cell>
          <table:table-cell office:value-type="string">
            <text:p>asfalt</text:p>
          </table:table-cell>
        </table:table-row>
        <table:table-row table:style-name="ro1">
          <table:table-cell office:value-type="string">
            <text:p>au6</text:p>
          </table:table-cell>
          <table:table-cell office:value-type="string">
            <text:p>bierznia</text:p>
          </table:table-cell>
        </table:table-row>
        <table:table-row table:style-name="ro1">
          <table:table-cell office:value-type="string">
            <text:p>au7</text:p>
          </table:table-cell>
          <table:table-cell office:value-type="string">
            <text:p>trawa</text:p>
          </table:table-cell>
        </table:table-row>
        <table:table-row table:style-name="ro1">
          <table:table-cell office:value-type="string">
            <text:p>au8</text:p>
          </table:table-cell>
          <table:table-cell office:value-type="string">
            <text:p>rekreacyjne</text:p>
          </table:table-cell>
        </table:table-row>
        <table:table-row table:style-name="ro1">
          <table:table-cell office:value-type="string">
            <text:p>au9</text:p>
          </table:table-cell>
          <table:table-cell office:value-type="string">
            <text:p>wyczynow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w1</text:p>
          </table:table-cell>
          <table:table-cell office:value-type="string">
            <text:p>warunki do biegu sa dob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u10</text:p>
          </table:table-cell>
          <table:table-cell office:value-type="string">
            <text:p>biegacz wytrenowany</text:p>
          </table:table-cell>
        </table:table-row>
        <table:table-row table:style-name="ro1">
          <table:table-cell office:value-type="string">
            <text:p>au11</text:p>
          </table:table-cell>
          <table:table-cell office:value-type="string">
            <text:p>oddech rowny</text:p>
          </table:table-cell>
        </table:table-row>
        <table:table-row table:style-name="ro1">
          <table:table-cell office:value-type="string">
            <text:p>au12</text:p>
          </table:table-cell>
          <table:table-cell office:value-type="string">
            <text:p>cisnienie w normie</text:p>
          </table:table-cell>
        </table:table-row>
        <table:table-row table:style-name="ro1">
          <table:table-cell office:value-type="string">
            <text:p>au13</text:p>
          </table:table-cell>
          <table:table-cell office:value-type="string">
            <text:p>puls w normie</text:p>
          </table:table-cell>
        </table:table-row>
        <table:table-row table:style-name="ro1">
          <table:table-cell office:value-type="string">
            <text:p>au14</text:p>
          </table:table-cell>
          <table:table-cell office:value-type="string">
            <text:p>zmeczenie male</text:p>
          </table:table-cell>
        </table:table-row>
        <table:table-row table:style-name="ro1">
          <table:table-cell office:value-type="string">
            <text:p>au15</text:p>
          </table:table-cell>
          <table:table-cell office:value-type="string">
            <text:p>zmeczenie srednie</text:p>
          </table:table-cell>
        </table:table-row>
        <table:table-row table:style-name="ro1">
          <table:table-cell office:value-type="string">
            <text:p>au16</text:p>
          </table:table-cell>
          <table:table-cell office:value-type="string">
            <text:p>zmeczenie wysokie</text:p>
          </table:table-cell>
        </table:table-row>
        <table:table-row table:style-name="ro1">
          <table:table-cell office:value-type="string">
            <text:p>au17</text:p>
          </table:table-cell>
          <table:table-cell office:value-type="string">
            <text:p>zmeczenie skrajnie wysokie (poziom zmeczenia &lt; 8)</text:p>
          </table:table-cell>
        </table:table-row>
        <table:table-row table:style-name="ro1">
          <table:table-cell office:value-type="string">
            <text:p>aw2</text:p>
          </table:table-cell>
          <table:table-cell office:value-type="string">
            <text:p>parametry zyciowe biegacza 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u18</text:p>
          </table:table-cell>
          <table:table-cell office:value-type="string">
            <text:p>predkosc niska</text:p>
          </table:table-cell>
        </table:table-row>
        <table:table-row table:style-name="ro1">
          <table:table-cell office:value-type="string">
            <text:p>au19</text:p>
          </table:table-cell>
          <table:table-cell office:value-type="string">
            <text:p>predkosc srednia</text:p>
          </table:table-cell>
        </table:table-row>
        <table:table-row table:style-name="ro1">
          <table:table-cell office:value-type="string">
            <text:p>au20</text:p>
          </table:table-cell>
          <table:table-cell office:value-type="string">
            <text:p>predkosc wysoka</text:p>
          </table:table-cell>
        </table:table-row>
        <table:table-row table:style-name="ro1">
          <table:table-cell office:value-type="string">
            <text:p>aw3</text:p>
          </table:table-cell>
          <table:table-cell office:value-type="string">
            <text:p>bieg jest intensywny</text:p>
          </table:table-cell>
        </table:table-row>
        <table:table-row table:style-name="ro1">
          <table:table-cell office:value-type="string">
            <text:p>aw4</text:p>
          </table:table-cell>
          <table:table-cell office:value-type="string">
            <text:p>bieg jest bardzo męcząc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y1</text:p>
          </table:table-cell>
          <table:table-cell office:value-type="string">
            <text:p>spalanie tluszczu</text:p>
          </table:table-cell>
        </table:table-row>
        <table:table-row table:style-name="ro1">
          <table:table-cell office:value-type="string">
            <text:p>ay2</text:p>
          </table:table-cell>
          <table:table-cell office:value-type="string">
            <text:p>Wzmocnienie kondycji</text:p>
          </table:table-cell>
        </table:table-row>
        <table:table-row table:style-name="ro1">
          <table:table-cell office:value-type="string">
            <text:p>ay3</text:p>
          </table:table-cell>
          <table:table-cell office:value-type="string">
            <text:p>zwiększenie szybkości</text:p>
          </table:table-cell>
        </table:table-row>
        <table:table-row table:style-name="ro1">
          <table:table-cell office:value-type="string">
            <text:p>ay4</text:p>
          </table:table-cell>
          <table:table-cell office:value-type="string">
            <text:p>utrata przytomnosci</text:p>
          </table:table-cell>
        </table:table-row>
        <table:table-row table:style-name="ro1">
          <table:table-cell office:value-type="string">
            <text:p>ay5</text:p>
          </table:table-cell>
          <table:table-cell office:value-type="string">
            <text:p>rekreacja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2:33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drek </meta:initial-creator>
    <meta:creation-date>2013-05-25T11:32:05</meta:creation-date>
    <dc:date>2013-05-25T12:33:33</dc:date>
    <dc:creator>jedrek </dc:creator>
    <meta:editing-duration>PT1H1M31S</meta:editing-duration>
    <meta:editing-cycles>4</meta:editing-cycles>
    <meta:generator>LibreOffice/3.3$Linux LibreOffice_project/330m19$Build-401</meta:generator>
    <meta:document-statistic meta:table-count="3" meta:cell-count="58" meta:object-count="0"/>
  </office:meta>
</office:document-meta>
</file>